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OpenSymbol" svg:font-family="OpenSymbol"/>
    <style:font-face style:name="calibri" svg:font-family="calibr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margin-left="1.244cm" fo:margin-right="0.185cm" fo:margin-top="0cm" fo:margin-bottom="0cm" fo:text-indent="0cm" style:auto-text-indent="false"/>
    </style:style>
    <style:style style:name="P4" style:family="paragraph" style:parent-style-name="Heading_20_1" style:list-style-name="L3"/>
    <style:style style:name="T1" style:family="text">
      <style:text-properties style:font-name="Arial1" fo:font-size="9pt"/>
    </style:style>
    <style:style style:name="T2" style:family="text">
      <style:text-properties style:font-name="Arial1" fo:font-size="9pt" fo:font-style="italic"/>
    </style:style>
    <style:style style:name="T3" style:family="text">
      <style:text-properties style:font-name="Arial1" fo:font-size="9pt" fo:font-style="italic" style:text-underline-style="solid" style:text-underline-width="auto" style:text-underline-color="font-color"/>
    </style:style>
    <style:style style:name="T4" style:family="text">
      <style:text-properties style:font-name="Arial1" fo:font-size="9pt" fo:font-style="italic" style:text-underline-style="none"/>
    </style:style>
    <style:style style:name="T5" style:family="text">
      <style:text-properties style:font-name="Arial1" fo:font-size="9pt" style:text-underline-style="solid" style:text-underline-width="auto" style:text-underline-color="font-color"/>
    </style:style>
    <style:style style:name="T6" style:family="text">
      <style:text-properties style:font-name="Arial1" fo:font-size="9pt" style:text-underline-style="none"/>
    </style:style>
    <style:style style:name="T7" style:family="text">
      <style:text-properties fo:font-size="9pt" fo:font-weight="bold" style:font-size-asian="9pt" style:font-size-complex="9pt"/>
    </style:style>
    <style:style style:name="T8" style:family="text">
      <style:text-properties style:font-name="Courier New" fo:font-size="9pt"/>
    </style:style>
    <style:style style:name="T9" style:family="text">
      <style:text-properties style:font-name="Courier New" fo:font-size="9pt" style:text-underline-style="solid" style:text-underline-width="auto" style:text-underline-color="font-color"/>
    </style:style>
    <style:style style:name="T10" style:family="text">
      <style:text-properties style:font-name="Courier New" fo:font-size="9pt" style:text-underline-style="none"/>
    </style:style>
    <style:style style:name="T11" style:family="text">
      <style:text-properties fo:color="#000000" style:text-line-through-style="none" style:text-underline-style="none" style:text-blinking="false" fo:background-color="#ffffff"/>
    </style:style>
    <style:style style:name="T12" style:family="text">
      <style:text-properties fo:color="#003399" style:text-line-through-style="none" style:text-underline-style="none" style:text-blinking="false" fo:background-color="#ffffff"/>
    </style:style>
    <style:style style:name="T13" style:family="text">
      <style:text-properties style:text-underline-style="none"/>
    </style:style>
    <style:style style:name="T14" style:family="text">
      <style:text-properties style:text-underline-style="solid" style:text-underline-width="auto" style:text-underline-color="font-color"/>
    </style:style>
    <style:style style:name="T15" style:family="text">
      <style:text-properties fo:color="#800000" style:font-name="Arial1" fo:font-size="9pt" style:text-underline-style="none"/>
    </style:style>
    <style:style style:name="T16" style:family="text">
      <style:text-properties fo:color="#800000" style:font-name="Arial1" fo:font-size="9pt" fo:font-style="italic" style:text-underline-style="none"/>
    </style:style>
    <style:style style:name="T17" style:family="text">
      <style:text-properties fo:color="#800000" style:font-name="Courier New" fo:font-size="9pt" style:text-underline-style="none"/>
    </style:style>
    <style:style style:name="T18" style:family="text">
      <style:text-properties fo:color="#800000" style:text-underline-style="none"/>
    </style:style>
    <style:style style:name="T19" style:family="text">
      <style:text-properties fo:color="#1c1c1c" style:font-name="Arial1" fo:font-size="9pt" style:text-underline-style="none"/>
    </style:style>
    <style:style style:name="T20" style:family="text">
      <style:text-properties fo:color="#1c1c1c" style:font-name="Arial1" fo:font-size="9pt" fo:font-style="italic" style:text-underline-style="none"/>
    </style:style>
    <style:style style:name="T21" style:family="text">
      <style:text-properties fo:color="#1c1c1c" style:font-name="Arial1" fo:font-size="9pt" style:text-underline-style="solid" style:text-underline-width="auto" style:text-underline-color="font-color"/>
    </style:style>
    <style:style style:name="T22" style:family="text">
      <style:text-properties fo:color="#1c1c1c" style:font-name="Courier New" fo:font-size="9pt" style:text-underline-style="none"/>
    </style:style>
    <style:style style:name="T23" style:family="text">
      <style:text-properties fo:color="#1c1c1c" style:text-underline-style="none"/>
    </style:style>
    <style:style style:name="T24" style:family="text">
      <style:text-properties fo:font-weight="bold"/>
    </style:style>
    <style:style style:name="T25" style:family="text">
      <style:text-properties style:font-name="calibri" fo:font-size="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PATTERNS ASSIGNMENT</text:p>
      <text:p text:style-name="P1"/>
      <text:p text:style-name="P2">DIFERENCE BETWEEN FACTORY AND ABSTRACT FACTORY</text:p>
      <text:p text:style-name="P2"/>
      <text:list xml:id="list3729332672350731226" text:style-name="L3">
        <text:list-item>
          <text:h text:style-name="P4" text:outline-level="1"><text:span text:style-name="T19">One </text:span><text:span text:style-name="T20">difference between Abstract Factory and Factory design pattern</text:span><text:span text:style-name="T19"> is that </text:span><text:span text:style-name="T22">AbstractFactory</text:span><text:span text:style-name="T23"> </text:span><text:span text:style-name="T19">pattern uses composition to delegate responsibility of creating object to another class while Factory design pattern uses inheritance and relies on derived class or sub class to create object.</text:span></text:h>
        </text:list-item>
        <text:list-item>
          <text:h text:style-name="P4" text:outline-level="1"><text:span text:style-name="T19">Abstract Factory may use Factory design pattern for creating objects but they are not just limited to that they can also use Builder design pattern to build object by doing series of steps or </text:span><text:span text:style-name="T22">Prototype</text:span><text:span text:style-name="T23"> </text:span><text:span text:style-name="T19">pattern to build object by copying or customizing prototype of that object. It completely depends upon your implementation whether to use Factory pattern or Builder pattern for creating products.</text:span></text:h>
        </text:list-item>
      </text:list>
      <text:h text:style-name="Heading_20_1" text:outline-level="1"><text:bookmark text:name="ctl00_ContentPlaceHolder1_PostListControlPosts_ListViewPosts_ctrl1_LabelBody"/><text:span text:style-name="T19">Factory Pattern:</text:span></text:h>
      <text:p text:style-name="P3">1.Createobject through inheritance</text:p>
      <text:p text:style-name="P3">2.Produceonly one product</text:p>
      <text:p text:style-name="P3">3.Implementscode in the abstract creator that make use of the concrete type that sub class produces.</text:p>
      <text:h text:style-name="Heading_20_1" text:outline-level="1"><text:span text:style-name="T7">Abstract Factory Pattern:</text:span></text:h>
      <text:p text:style-name="P3">1.Createobject through composition</text:p>
      <text:p text:style-name="P3">2.<text:span text:style-name="T25">Produce families ofproducts</text:span></text:p>
      <text:p text:style-name="P3"><text:span text:style-name="T25">3.</text:span>Concretefactories implements factory method to create product</text:p>
      <text:p text:style-name="Text_20_body"><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OpenSymbol" svg:font-family="OpenSymbol"/>
    <style:font-face style:name="calibri" svg:font-family="calibri"/>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4T23:17:01.99</meta:creation-date>
    <meta:document-statistic meta:table-count="0" meta:image-count="0" meta:object-count="0" meta:page-count="1" meta:paragraph-count="12" meta:word-count="155" meta:character-count="1079"/>
    <dc:date>2019-01-24T23:24:54.88</dc:date>
    <meta:editing-duration>PT7M57S</meta:editing-duration>
    <meta:editing-cycles>1</meta:editing-cycles>
    <meta:generator>OpenOffice/4.1.6$Win32 OpenOffice.org_project/416m1$Build-9790</meta:generator>
  </office:meta>
</office:document-meta>
</file>